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7.967cm" fo:margin-left="0cm" fo:margin-right="0.499cm" style:page-number="auto" fo:break-before="page" table:align="margins" style:shadow="none"/>
    </style:style>
    <style:style style:name="Tableau1.A" style:family="table-column">
      <style:table-column-properties style:column-width="3.286cm" style:rel-column-width="1863*"/>
    </style:style>
    <style:style style:name="Tableau1.B" style:family="table-column">
      <style:table-column-properties style:column-width="4.21cm" style:rel-column-width="2387*"/>
    </style:style>
    <style:style style:name="Tableau1.C" style:family="table-column">
      <style:table-column-properties style:column-width="3.507cm" style:rel-column-width="1988*"/>
    </style:style>
    <style:style style:name="Tableau1.D" style:family="table-column">
      <style:table-column-properties style:column-width="2.201cm" style:rel-column-width="1248*"/>
    </style:style>
    <style:style style:name="Tableau1.E" style:family="table-column">
      <style:table-column-properties style:column-width="4.763cm" style:rel-column-width="2700*"/>
    </style:style>
    <style:style style:name="Tableau1.A1" style:family="table-cell">
      <style:table-cell-properties fo:padding="0.049cm" fo:border-left="none" fo:border-right="none" fo:border-top="0.05pt solid #000000" fo:border-bottom="none"/>
    </style:style>
    <style:style style:name="Tableau1.A2" style:family="table-cell">
      <style:table-cell-properties fo:padding="0.049cm" fo:border="none"/>
    </style:style>
    <style:style style:name="Tableau1.B6" style:family="table-cell">
      <style:table-cell-properties fo:padding="0.049cm" fo:border-left="none" fo:border-right="none" fo:border-top="none" fo:border-bottom="0.05pt solid #808080"/>
    </style:style>
    <style:style style:name="Tableau1.A18" style:family="table-cell">
      <style:table-cell-properties fo:padding="0.049cm" fo:border-left="none" fo:border-right="none" fo:border-top="none" fo:border-bottom="0.05pt solid #000000"/>
    </style:style>
    <style:style style:name="Tableau2" style:family="table">
      <style:table-properties style:width="17.895cm" fo:margin-left="0cm" fo:margin-right="-0.026cm" fo:break-before="page" table:align="margins"/>
    </style:style>
    <style:style style:name="Tableau2.A" style:family="table-column">
      <style:table-column-properties style:column-width="17.895cm" style:rel-column-width="65535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4.582cm" table:align="margins" style:shadow="none"/>
    </style:style>
    <style:style style:name="Tableau3.A" style:family="table-column">
      <style:table-column-properties style:column-width="7.362cm" style:rel-column-width="4088*"/>
    </style:style>
    <style:style style:name="Tableau3.B" style:family="table-column">
      <style:table-column-properties style:column-width="7.22cm" style:rel-column-width="4008*"/>
    </style:style>
    <style:style style:name="Tableau3.A1" style:family="table-cell">
      <style:table-cell-properties fo:padding="0cm" fo:border="none"/>
    </style:style>
    <style:style style:name="P1" style:family="paragraph" style:parent-style-name="Standard">
      <style:text-properties style:font-name="Helvetica LT Std"/>
    </style:style>
    <style:style style:name="P2" style:family="paragraph" style:parent-style-name="Heading">
      <style:paragraph-properties fo:margin-left="-3.701cm" fo:margin-right="-4.8cm" fo:line-height="100%" fo:text-align="center" style:justify-single-word="false" fo:text-indent="0cm" style:auto-text-indent="false" fo:padding="0cm" fo:border="none" style:shadow="none" fo:keep-with-next="always" style:join-border="true"/>
    </style:style>
    <style:style style:name="P3" style:family="paragraph" style:parent-style-name="Footer">
      <style:paragraph-properties fo:text-align="end" style:justify-single-word="false"/>
      <style:text-properties style:font-name="Helvetica LT Std"/>
    </style:style>
    <style:style style:name="P4" style:family="paragraph" style:parent-style-name="Heading_20_3">
      <style:text-properties style:font-name="Helvetica LT Std"/>
    </style:style>
    <style:style style:name="P5" style:family="paragraph" style:parent-style-name="Heading_20_3">
      <style:text-properties style:font-name="Helvetica LT Std" officeooo:paragraph-rsid="0103e224"/>
    </style:style>
    <style:style style:name="P6" style:family="paragraph" style:parent-style-name="Heading_20_3">
      <style:text-properties officeooo:paragraph-rsid="01050aeb"/>
    </style:style>
    <style:style style:name="P7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8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</style:style>
    <style:style style:name="P9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officeooo:paragraph-rsid="01050aeb"/>
    </style:style>
    <style:style style:name="P10" style:family="paragraph" style:parent-style-name="Heading_20_2">
      <style:text-properties style:font-name="Helvetica LT Std"/>
    </style:style>
    <style:style style:name="P11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12" style:family="paragraph" style:parent-style-name="Heading_20_2">
      <loext:graphic-properties draw:fill="none" draw:fill-color="#cfe7f5"/>
      <style:paragraph-properties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15" style:family="paragraph" style:parent-style-name="Table_20_Contents" style:list-style-name="L1">
      <style:paragraph-properties fo:text-align="center" style:justify-single-word="false"/>
      <style:text-properties style:font-name="Helvetica LT Std" officeooo:paragraph-rsid="01050aeb"/>
    </style:style>
    <style:style style:name="P16" style:family="paragraph" style:parent-style-name="Table_20_Contents" style:list-style-name="L2">
      <style:paragraph-properties fo:text-align="center" style:justify-single-word="false"/>
      <style:text-properties style:font-name="Helvetica LT Std"/>
    </style:style>
    <style:style style:name="P17" style:family="paragraph" style:parent-style-name="Table_20_Contents">
      <style:paragraph-properties fo:text-align="end" style:justify-single-word="false"/>
      <style:text-properties style:font-name="Helvetica LT Std" fo:font-weight="normal" style:font-weight-asian="normal" style:font-weight-complex="normal"/>
    </style:style>
    <style:style style:name="P18" style:family="paragraph" style:parent-style-name="Table_20_Contents">
      <style:paragraph-properties fo:line-height="115%"/>
      <style:text-properties style:font-name="Helvetica LT Std" officeooo:paragraph-rsid="01050aeb"/>
    </style:style>
    <style:style style:name="P19" style:family="paragraph" style:parent-style-name="Table_20_Contents">
      <style:paragraph-properties fo:line-height="115%"/>
      <style:text-properties style:font-name="Helvetica LT Std"/>
    </style:style>
    <style:style style:name="P20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21" style:family="paragraph" style:parent-style-name="Table_20_Contents">
      <style:paragraph-properties fo:margin-top="0.131cm" fo:margin-bottom="0cm" loext:contextual-spacing="false"/>
      <style:text-properties style:font-name="Helvetica LT Std"/>
    </style:style>
    <style:style style:name="P22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Helvetica LT Std"/>
    </style:style>
    <style:style style:name="P23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Helvetica LT Std"/>
    </style:style>
    <style:style style:name="P24" style:family="paragraph" style:parent-style-name="Table_20_Contents">
      <style:paragraph-properties fo:margin-top="0.131cm" fo:margin-bottom="0cm" loext:contextual-spacing="false" fo:text-align="start" style:justify-single-word="false"/>
      <style:text-properties style:font-name="Helvetica LT Std" officeooo:paragraph-rsid="0103e224"/>
    </style:style>
    <style:style style:name="P25" style:family="paragraph" style:parent-style-name="Table_20_Contents">
      <style:paragraph-properties fo:margin-top="0.131cm" fo:margin-bottom="0cm" loext:contextual-spacing="false" fo:line-height="115%" fo:text-align="start" style:justify-single-word="false"/>
      <style:text-properties style:font-name="Helvetica LT Std" officeooo:paragraph-rsid="00ba659c"/>
    </style:style>
    <style:style style:name="P26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27" style:family="paragraph" style:parent-style-name="Table_20_Contents">
      <style:paragraph-properties fo:margin-left="0cm" fo:margin-right="0.131cm" fo:margin-top="0cm" fo:margin-bottom="0cm" loext:contextual-spacing="false" fo:line-height="115%" fo:text-align="end" style:justify-single-word="false" fo:text-indent="0cm" style:auto-text-indent="false" style:writing-mode="page"/>
      <style:text-properties fo:color="#666666" style:font-name="Helvetica LT Std" officeooo:rsid="0103e224" officeooo:paragraph-rsid="0103e224"/>
    </style:style>
    <style:style style:name="P28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Helvetica LT St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Helvetica LT Std"/>
    </style:style>
    <style:style style:name="P30" style:family="paragraph" style:parent-style-name="Table_20_Contents">
      <style:paragraph-properties fo:margin-top="0.131cm" fo:margin-bottom="0.199cm" loext:contextual-spacing="false"/>
      <style:text-properties style:font-name="Helvetica LT Std"/>
    </style:style>
    <style:style style:name="P31" style:family="paragraph" style:parent-style-name="Table_20_Contents">
      <style:paragraph-properties fo:margin-top="0.127cm" fo:margin-bottom="0cm" loext:contextual-spacing="false" fo:line-height="115%" style:writing-mode="page"/>
      <style:text-properties style:font-name="Helvetica LT Std"/>
    </style:style>
    <style:style style:name="P32" style:family="paragraph" style:parent-style-name="Table_20_Contents">
      <style:paragraph-properties fo:margin-top="0.275cm" fo:margin-bottom="0.132cm" loext:contextual-spacing="false" fo:text-align="end" style:justify-single-word="false" style:writing-mode="page"/>
      <style:text-properties style:font-name="Helvetica LT Std"/>
    </style:style>
    <style:style style:name="P33" style:family="paragraph" style:parent-style-name="Table_20_Contents">
      <style:paragraph-properties fo:line-height="115%" style:writing-mode="page"/>
      <style:text-properties style:font-name="Helvetica LT Std"/>
    </style:style>
    <style:style style:name="P34" style:family="paragraph" style:parent-style-name="Heading_20_4">
      <style:paragraph-properties fo:margin-left="0.3cm" fo:margin-right="0.101cm" fo:margin-top="0.131cm" fo:margin-bottom="0cm" loext:contextual-spacing="false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35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36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37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38" style:family="paragraph" style:parent-style-name="Text_20_body">
      <style:paragraph-properties fo:line-height="135%" fo:text-align="center" style:justify-single-word="false" style:shadow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3e224" style:font-weight-asian="normal" style:font-weight-complex="normal"/>
    </style:style>
    <style:style style:name="T3" style:family="text">
      <style:text-properties fo:font-weight="normal" officeooo:rsid="01050aeb" style:font-weight-asian="normal" style:font-weight-complex="normal"/>
    </style:style>
    <style:style style:name="T4" style:family="text">
      <style:text-properties fo:font-weight="normal" officeooo:rsid="00b34aa9" style:font-weight-asian="normal" style:font-weight-complex="normal"/>
    </style:style>
    <style:style style:name="T5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Helvetica LT Std" fo:font-weight="normal" style:font-weight-asian="normal" style:font-weight-complex="normal"/>
    </style:style>
    <style:style style:name="T8" style:family="text">
      <style:text-properties fo:color="#000000" style:font-name="Helvetica LT Std" fo:font-weight="bold" style:font-name-asian="Microsoft YaHei" style:font-name-complex="Mangal"/>
    </style:style>
    <style:style style:name="T9" style:family="text"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03e224" style:font-weight-asian="bold" style:font-weight-complex="bold"/>
    </style:style>
    <style:style style:name="T12" style:family="text">
      <style:text-properties fo:font-weight="bold" officeooo:rsid="01050aeb" style:font-weight-asian="bold" style:font-weight-complex="bold"/>
    </style:style>
    <style:style style:name="T13" style:family="text">
      <style:text-properties fo:font-weight="bold" officeooo:rsid="00ba659c" style:font-weight-asian="bold" style:font-weight-complex="bold"/>
    </style:style>
    <style:style style:name="T14" style:family="text">
      <style:text-properties fo:font-weight="bold" officeooo:rsid="00bba588" style:font-weight-asian="bold" style:font-weight-complex="bold"/>
    </style:style>
    <style:style style:name="T15" style:family="text">
      <style:text-properties fo:font-weight="bold" officeooo:rsid="0108bb8d" style:font-weight-asian="bold" style:font-weight-complex="bold"/>
    </style:style>
    <style:style style:name="T16" style:family="text">
      <style:text-properties fo:font-weight="bold" officeooo:rsid="010a338c" style:font-weight-asian="bold" style:font-weight-complex="bold"/>
    </style:style>
    <style:style style:name="T17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8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9" style:family="text">
      <style:text-properties fo:color="#b3b3b3" style:font-name="Helvetica LT Std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22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23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24" style:family="text">
      <style:text-properties style:use-window-font-color="true" fo:font-style="italic" fo:font-weight="normal" officeooo:rsid="0103e224" style:font-style-asian="italic" style:font-weight-asian="normal" style:font-style-complex="italic" style:font-weight-complex="normal"/>
    </style:style>
    <style:style style:name="T25" style:family="text">
      <style:text-properties officeooo:rsid="01027236"/>
    </style:style>
    <style:style style:name="T26" style:family="text">
      <style:text-properties officeooo:rsid="0103e224"/>
    </style:style>
    <style:style style:name="T27" style:family="text">
      <style:text-properties style:font-name="Helvetica LT Std"/>
    </style:style>
    <style:style style:name="T28" style:family="text">
      <style:text-properties style:font-name="Helvetica LT Std" fo:font-weight="normal" style:font-weight-asian="normal" style:font-weight-complex="normal"/>
    </style:style>
    <style:style style:name="T29" style:family="text">
      <style:text-properties style:font-name="Helvetica LT Std" fo:font-weight="normal" officeooo:rsid="0103e224" style:font-weight-asian="normal" style:font-weight-complex="normal"/>
    </style:style>
    <style:style style:name="T30" style:family="text">
      <style:text-properties style:font-name="Helvetica LT Std" fo:font-weight="normal" officeooo:rsid="01039897" style:font-weight-asian="normal" style:font-weight-complex="normal"/>
    </style:style>
    <style:style style:name="T31" style:family="text">
      <style:text-properties style:font-name="Helvetica LT Std" fo:font-weight="bold" style:font-weight-asian="bold" style:font-weight-complex="bold"/>
    </style:style>
    <style:style style:name="T32" style:family="text">
      <style:text-properties style:font-name="Helvetica LT Std" fo:font-weight="bold" officeooo:rsid="01039897" style:font-weight-asian="bold" style:font-weight-complex="bold"/>
    </style:style>
    <style:style style:name="T33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4" style:family="text">
      <style:text-properties style:font-name="Helvetica LT Std" fo:font-size="9pt" fo:font-style="normal" style:text-underline-style="none" fo:font-weight="normal" officeooo:rsid="010707f9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5" style:family="text">
      <style:text-properties style:font-name="Helvetica LT Std" fo:font-size="10pt" fo:font-weight="normal" style:font-size-asian="10pt" style:font-weight-asian="normal" style:font-size-complex="10pt" style:font-weight-complex="normal"/>
    </style:style>
    <style:style style:name="T36" style:family="text">
      <style:text-properties officeooo:rsid="00b96422"/>
    </style:style>
    <style:style style:name="T37" style:family="text">
      <style:text-properties fo:color="#666666" fo:font-weight="normal" style:font-weight-asian="normal" style:font-weight-complex="normal"/>
    </style:style>
    <style:style style:name="T38" style:family="text">
      <style:text-properties officeooo:rsid="01050aeb"/>
    </style:style>
    <style:style style:name="T39" style:family="text">
      <style:text-properties officeooo:rsid="010707f9"/>
    </style:style>
    <style:style style:name="T40" style:family="text">
      <style:text-properties officeooo:rsid="0108bb8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8"><text:span text:style-name="T7">Route des Landes<text:line-break/>03430 Cosne d'Allier<text:line-break/></text:span><text:span text:style-name="T6">FRANCE</text:span></text:p>
          </table:table-cell>
          <table:table-cell table:style-name="Tableau1.A1" table:number-columns-spanned="3" office:value-type="string">
            <text:p text:style-name="P2"><text:span text:style-name="T9">Maxime</text:span><text:span text:style-name="T8"> MÉLOUX</text:span></text:p>
          </table:table-cell>
          <table:covered-table-cell/>
          <table:covered-table-cell/>
          <table:table-cell table:style-name="Tableau1.A1" office:value-type="string">
            <text:p text:style-name="P37"><text:span text:style-name="T6">(+33) 7 50 35 22 62 [France]<text:line-break/></text:span><text:a xlink:type="simple" xlink:href="mailto:maxime.meloux@gmail.com" text:style-name="Internet_20_link" text:visited-style-name="Visited_20_Internet_20_Link"><text:span text:style-name="T35">maxime.meloux@gmail.com</text:span></text:a><text:span text:style-name="T35"><text:line-break/>Skype : maxime.mel</text:span><text:span text:style-name="T28">oux</text:span></text:p>
          </table:table-cell>
        </table:table-row>
        <table:table-row>
          <table:table-cell table:style-name="Tableau1.A2" table:number-columns-spanned="5" office:value-type="string">
            <text:p text:style-name="P13">Master of Science in Engineering</text:p>
            <text:p text:style-name="P20"><text:span text:style-name="T26">Ensimag </text:span>Engineer in Mathematical Modelling, Vision, Graphics &amp; Simul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12" text:outline-level="2"><text:span text:style-name="T27">+ PERSONALITY</text:span></text:h>
                </table:table-cell>
              </table:table-row>
              <table:table-row>
                <table:table-cell table:style-name="Tableau2.A1" office:value-type="string">
                  <text:h text:style-name="P34" text:outline-level="4"><text:span text:style-name="T28">Skilled French student expecting to graduate in 201</text:span><text:span text:style-name="T29">8</text:span><text:span text:style-name="T28"> with a </text:span><text:span text:style-name="T31">Master of Science</text:span><text:span text:style-name="T28"> in Applied Mathematics and Computer Science from a </text:span><text:span text:style-name="T31">prestigious French school</text:span><text:span text:style-name="T28"> seeking a</text:span><text:span text:style-name="T30">n </text:span><text:span text:style-name="T32">entry level position</text:span><text:span text:style-name="T28"> in an IT company, where I can use my extensive skills in development. In-depth</text:span><text:span text:style-name="T31"> problem-solving and analytic abilities</text:span><text:span text:style-name="T28">, </text:span><text:span text:style-name="T31">fast learning</text:span><text:span text:style-name="T28"> and broad range of interests which allow me to have a comprehensive view of a problem, and enable me to work in a fast-paced environment. Highly qualified in positions requiring teamwork, with great </text:span><text:span text:style-name="T31">interpersonal communication skills</text:span><text:span text:style-name="T28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h text:style-name="P12" text:outline-level="2"><text:span text:style-name="T27">+ WORK EXPERIENC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5" text:outline-level="3"><text:span text:style-name="T26">June ─ August</text:span> 2016<text:line-break/>(<text:span text:style-name="T26">8</text:span> weeks <text:span text:style-name="T26">+ 1</text:span>)</text:h>
          </table:table-cell>
          <table:table-cell table:style-name="Tableau1.A2" table:number-columns-spanned="4" office:value-type="string">
            <text:p text:style-name="P31"><text:span text:style-name="T11">Intern</text:span><text:span text:style-name="T10">: </text:span><text:span text:style-name="T2">Algorithmically generated and filtered a database of over a million pictures of celebrities with a 0.1% error rate to train a facial recognition algorithm.<text:line-break/>Created a graphical interface allowing the remaining images to be manually filtered by several employees simultaneaously.<text:line-break/>Internship extended into a fixed-term contract until the beginning of the school year.</text:span></text:p>
            <text:p text:style-name="P27"><text:span text:style-name="T1">id3 Technologies / Le Fontanil-Cornillon (Grenoble, FRANCE)</text:span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h text:style-name="P10" text:outline-level="2">+ EDUCA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5" text:outline-level="3">Sep 2014 ─ 201<text:span text:style-name="T36">8<text:line-break/><text:line-break/><text:line-break/>Major projects</text:span></text:h>
          </table:table-cell>
          <table:table-cell table:style-name="Tableau1.B6" table:number-columns-spanned="4" office:value-type="string">
            <text:p text:style-name="P24"><text:span text:style-name="T11">Master of Science in Engineering</text:span><text:span text:style-name="T10"> </text:span><text:span text:style-name="T2">─ Computer &amp; Applied Mathematics<text:line-break/>Specialization: Mathematical Modelling, Vision, Graphics &amp; Simulation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25"><text:span text:style-name="T24">3D karting game </text:span><text:span text:style-name="T22">(C++/</text:span><text:span text:style-name="T21">OpenGL</text:span><text:span text:style-name="T22">)<text:line-break/></text:span><text:span text:style-name="T24">Edge detection and smoothing</text:span><text:span text:style-name="T22"> (C)<text:line-break/></text:span><text:span text:style-name="T24">Chess tournament management</text:span><text:span text:style-name="T21"> (MySQL)</text:span></text:p>
                </table:table-cell>
                <table:table-cell table:style-name="Tableau3.A1" office:value-type="string">
                  <text:p text:style-name="P26"><text:span text:style-name="T24">Object-oriented compiler </text:span><text:span text:style-name="T21">(Java)<text:line-break/></text:span><text:span text:style-name="T24">Full operating system kernel</text:span><text:span text:style-name="T21"> (</text:span><text:span text:style-name="T23">C/</text:span><text:span text:style-name="T21">x86 </text:span><text:span text:style-name="T24">assembly</text:span><text:span text:style-name="T21">)<text:line-break/></text:span><text:span text:style-name="T24">MIPS instruction interpreter</text:span><text:span text:style-name="T21"> (VHDL)</text:span></text:p>
                </table:table-cell>
              </table:table-row>
            </table:table>
            <text:p text:style-name="P32"><text:span text:style-name="T37">Ensimag / St-Martin d'Hères (Grenoble, FRANCE)</text:span>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4" text:outline-level="3">Sep 2012 ─ Jun 2014</text:h>
          </table:table-cell>
          <table:table-cell table:style-name="Tableau1.B6" table:number-columns-spanned="4" office:value-type="string">
            <text:p text:style-name="P21"><text:span text:style-name="T10">MP Preparatory classes to higher schools </text:span><text:span text:style-name="T1">(mathematics/physics) </text:span><text:span text:style-name="T17">– Computer Science option</text:span></text:p>
            <text:p text:style-name="P28">Lycée Blaise Pascal / Clermont-Ferrand (FRANCE)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4" text:outline-level="3">Sep 2009 ─ Jun 2012<text:line-break/></text:h>
          </table:table-cell>
          <table:table-cell table:style-name="Tableau1.A2" table:number-columns-spanned="4" office:value-type="string">
            <text:p text:style-name="P21"><text:span text:style-name="T10">Scientific baccalauréat (French A-levels)</text:span> <text:span text:style-name="T1">– European section (English)</text:span></text:p>
            <text:p text:style-name="P29">Lycée St-Jacques de Compostelle / Le Puy-en-Velay (FRANCE)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h text:style-name="P10" text:outline-level="2">+ LANGUAG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21"><text:span text:style-name="T10">French: </text:span><text:span text:style-name="T1">Native C2 level</text:span></text:p>
            <text:p text:style-name="P30"><text:span text:style-name="T10">English: </text:span><text:span text:style-name="T1">C1 – C2, TOEIC 985/990 </text:span><text:span text:style-name="T3">(</text:span><text:span text:style-name="T2">2016</text:span><text:span text:style-name="T3">)</text:span></text:p>
          </table:table-cell>
          <table:covered-table-cell/>
          <table:table-cell table:style-name="Tableau1.A2" office:value-type="string">
            <text:p text:style-name="P22"><text:span text:style-name="T10">German:</text:span><text:span text:style-name="T1"> B1 – B2</text:span></text:p>
            <text:p text:style-name="P14"><text:span text:style-name="T10">Spanish:</text:span><text:span text:style-name="T1"> Notions</text:span></text:p>
          </table:table-cell>
          <table:table-cell table:style-name="Tableau1.A2" table:number-columns-spanned="2" office:value-type="string">
            <text:p text:style-name="P23"><text:span text:style-name="T10">Polish:</text:span><text:span text:style-name="T1"> Notions</text:span></text:p>
            <text:p text:style-name="P17">Knowledge of cyrillic script</text:p>
          </table:table-cell>
          <table:covered-table-cell/>
        </table:table-row>
        <table:table-row>
          <table:table-cell table:style-name="Tableau1.A2" table:number-columns-spanned="5" office:value-type="string">
            <text:h text:style-name="P10" text:outline-level="2">+ CORE STUDIES (PARTIAL LIST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6" text:outline-level="3"><text:span text:style-name="T27">Computer Science</text:span></text:h>
            <text:h text:style-name="P9" text:outline-level="3"><text:span text:style-name="T27">Applied <text:s text:c="2"/></text:span><text:span text:style-name="T19">Mathematics</text:span></text:h>
            <text:h text:style-name="P6" text:outline-level="3"><text:span text:style-name="T27">Other</text:span></text:h>
          </table:table-cell>
          <table:table-cell table:style-name="Tableau1.A2" table:number-columns-spanned="4" office:value-type="string">
            <text:list xml:id="list1774840023099781287" text:style-name="L1">
              <text:list-header>
                <text:p text:style-name="P15"><text:span text:style-name="T38">Compilation · Combinatorial Optimization · Hardware Architecture · Databases · Networks...</text:span></text:p>
                <text:p text:style-name="P15"><text:span text:style-name="T38">Image processing · Multimedia · 3D Graphics · Computer aided geometric design · </text:span>Numerical optimization · Operations Research · Discrete Optimization · <text:span text:style-name="T38">Reasoning and Recognition</text:span>...</text:p>
              </text:list-header>
            </text:list>
            <text:list xml:id="list4725521765379507502" text:style-name="L2">
              <text:list-header>
                <text:p text:style-name="P16">General Economics · Business Management · Project Management · Strategy &amp; Marketing...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h text:style-name="P10" text:outline-level="2">+ TECHNIC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4" text:outline-level="3">Programming<text:line-break/>&amp; Web languages</text:h>
          </table:table-cell>
          <table:table-cell table:style-name="Tableau1.A2" table:number-columns-spanned="4" office:value-type="string">
            <text:p text:style-name="P18"><text:span text:style-name="T10">C/C++, Java, </text:span><text:span text:style-name="T13">OpenGL, R, C#, Scilab/Matlab, </text:span><text:span text:style-name="T10">Bash, Ada, Latex, Caml</text:span><text:span text:style-name="T1"><text:line-break/></text:span><text:span text:style-name="T10">HTML5/CSS3, </text:span><text:span text:style-name="T13">J</text:span><text:span text:style-name="T10">avaScript, jQuery, node.js, </text:span><text:span text:style-name="T13">SQL </text:span><text:span text:style-name="T1">− ba</text:span><text:span text:style-name="T3">sics</text:span><text:span text:style-name="T1"> </text:span><text:span text:style-name="T3">i</text:span><text:span text:style-name="T1">n PHP, </text:span><text:span text:style-name="T4">angularJS<text:line-break/></text:span><text:span text:style-name="T13">x</text:span><text:span text:style-name="T10">86/MIPS </text:span><text:span text:style-name="T15">assembly</text:span><text:span text:style-name="T10">, VHDL, ActionScrip</text:span><text:span text:style-name="T13">t </text:span><text:span text:style-name="T15">3</text:span><text:span text:style-name="T13">, Python </text:span><text:span text:style-name="T16">2 and 3</text:span>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8" text:outline-level="3"><text:span text:style-name="T27">Operating </text:span><text:span text:style-name="T19">systems</text:span></text:h>
          </table:table-cell>
          <table:table-cell table:style-name="Tableau1.A2" table:number-columns-spanned="4" office:value-type="string">
            <text:p text:style-name="P33">Linux (Fedora, CentOS, Ubuntu), Windows 95 <text:span text:style-name="T1">−</text:span> 10, Android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2" office:value-type="string">
            <text:h text:style-name="P7" text:outline-level="3"><text:span text:style-name="T18">Software<text:line-break/></text:span>&amp; libraries</text:h>
          </table:table-cell>
          <table:table-cell table:style-name="Tableau1.A2" table:number-columns-spanned="4" office:value-type="string">
            <text:h text:style-name="P19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h text:style-name="P11" text:outline-level="2">+ OTHER SKILLS <text:span text:style-name="T38">AND ACTIVITIE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5" office:value-type="string">
            <text:h text:style-name="P35" text:outline-level="4">Travelling to foreign countries (Europe : 2<text:span text:style-name="T25">1</text:span> countries visited). Also interested in many foreign languages.</text:h>
            <text:h text:style-name="P35" text:outline-level="4">Miscellaneous personal programming projects in C/C++, ActionScript, JavaScript/HTML 5/CSS 3, and node.js</text:h>
            <text:h text:style-name="P36" text:outline-level="4"><text:span text:style-name="T33">Computer security awareness (</text:span><text:span text:style-name="T34">offensive and defensive</text:span><text:span text:style-name="T33">), both from self-education and "ethical hacking" conferences and challenges (GreHack, root-me.org, newbiecontest.org...)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.275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cm" loext:contextual-spacing="false" fo:line-height="11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3cm" fo:margin-right="0.101cm" fo:margin-top="0.132cm" fo:margin-bottom="0.127cm" loext:contextual-spacing="false" fo:line-height="115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2</text:page-number> of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6H33M42S</meta:editing-duration>
    <meta:editing-cycles>161</meta:editing-cycles>
    <meta:generator>LibreOffice/5.1.5.2$Windows_x86 LibreOffice_project/7a864d8825610a8c07cfc3bc01dd4fce6a9447e5</meta:generator>
    <dc:title>Normal</dc:title>
    <meta:initial-creator>Maxime Méloux</meta:initial-creator>
    <dc:date>2016-10-07T05:00:13.222000000</dc:date>
    <meta:printed-by>Maxime Méloux</meta:printed-by>
    <meta:print-date>2016-02-01T17:18:22.065792660</meta:print-date>
    <meta:document-statistic meta:table-count="3" meta:image-count="0" meta:object-count="0" meta:page-count="2" meta:paragraph-count="49" meta:word-count="521" meta:character-count="3644" meta:non-whitespace-character-count="3164"/>
  </office:meta>
</office:document-meta>
</file>